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2411" officeooo:paragraph-rsid="00092411" style:font-weight-asian="bold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normal" officeooo:rsid="00092411" officeooo:paragraph-rsid="00092411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LOGAN</text:p>
      <text:p text:style-name="P1"/>
      <text:p text:style-name="P2">"Aura de Mallorca: Vive la magia de la isla en un rincón exclusivo."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2:18:05.607000000</meta:creation-date>
    <dc:date>2023-10-09T12:18:21.773000000</dc:date>
    <meta:editing-duration>PT16S</meta:editing-duration>
    <meta:editing-cycles>1</meta:editing-cycles>
    <meta:document-statistic meta:table-count="0" meta:image-count="0" meta:object-count="0" meta:page-count="1" meta:paragraph-count="2" meta:word-count="14" meta:character-count="75" meta:non-whitespace-character-count="63"/>
    <meta:generator>LibreOffice/7.6.2.1$Windows_X86_64 LibreOffice_project/56f7684011345957bbf33a7ee678afaf4d2ba333</meta:generator>
  </office:meta>
</office:document-meta>
</file>